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5e0b7"/>
    </style:style>
    <style:style style:name="P2" style:family="paragraph" style:parent-style-name="Text_20_body">
      <style:text-properties officeooo:rsid="000cece1"/>
    </style:style>
    <style:style style:name="P3" style:family="paragraph" style:parent-style-name="Text_20_body">
      <style:text-properties officeooo:rsid="00115539" officeooo:paragraph-rsid="00115539"/>
    </style:style>
    <style:style style:name="P4" style:family="paragraph" style:parent-style-name="Text_20_body">
      <style:text-properties officeooo:rsid="001c6125" officeooo:paragraph-rsid="001c6125"/>
    </style:style>
    <style:style style:name="P5" style:family="paragraph" style:parent-style-name="Text_20_body">
      <style:text-properties officeooo:rsid="001fe368" officeooo:paragraph-rsid="003542ac"/>
    </style:style>
    <style:style style:name="P6" style:family="paragraph" style:parent-style-name="Text_20_body">
      <style:text-properties officeooo:rsid="00232346" officeooo:paragraph-rsid="003542ac"/>
    </style:style>
    <style:style style:name="P7" style:family="paragraph" style:parent-style-name="Text_20_body">
      <style:text-properties officeooo:rsid="0027a24c" officeooo:paragraph-rsid="00268dd2"/>
    </style:style>
    <style:style style:name="P8" style:family="paragraph" style:parent-style-name="Text_20_body">
      <style:text-properties officeooo:rsid="0029fa04" officeooo:paragraph-rsid="003542ac"/>
    </style:style>
    <style:style style:name="P9" style:family="paragraph" style:parent-style-name="Text_20_body">
      <style:text-properties officeooo:rsid="002dbde1" officeooo:paragraph-rsid="002dbde1"/>
    </style:style>
    <style:style style:name="P10" style:family="paragraph" style:parent-style-name="Text_20_body">
      <style:text-properties officeooo:rsid="003affd3" officeooo:paragraph-rsid="003ce069"/>
    </style:style>
    <style:style style:name="P11" style:family="paragraph" style:parent-style-name="Text_20_body">
      <style:text-properties officeooo:rsid="003e9f04" officeooo:paragraph-rsid="003e9f04"/>
    </style:style>
    <style:style style:name="P12" style:family="paragraph" style:parent-style-name="Text_20_body">
      <style:text-properties officeooo:paragraph-rsid="0040102c"/>
    </style:style>
    <style:style style:name="P13" style:family="paragraph" style:parent-style-name="Text_20_body">
      <style:text-properties officeooo:rsid="0040f799" officeooo:paragraph-rsid="0040f799"/>
    </style:style>
    <style:style style:name="P14" style:family="paragraph" style:parent-style-name="Heading_20_3">
      <style:text-properties officeooo:rsid="0040102c" officeooo:paragraph-rsid="0040102c"/>
    </style:style>
    <style:style style:name="P15" style:family="paragraph" style:parent-style-name="Heading_20_1">
      <style:text-properties officeooo:rsid="00092157" officeooo:paragraph-rsid="00092157"/>
    </style:style>
    <style:style style:name="P16" style:family="paragraph" style:parent-style-name="Text_20_body">
      <style:text-properties officeooo:rsid="00203cc5" officeooo:paragraph-rsid="00241b54"/>
    </style:style>
    <style:style style:name="P17" style:family="paragraph" style:parent-style-name="Text_20_body">
      <style:text-properties officeooo:rsid="00236586" officeooo:paragraph-rsid="003542ac"/>
    </style:style>
    <style:style style:name="T1" style:family="text">
      <style:text-properties officeooo:rsid="00092157"/>
    </style:style>
    <style:style style:name="T2" style:family="text">
      <style:text-properties officeooo:rsid="00136c6e"/>
    </style:style>
    <style:style style:name="T3" style:family="text">
      <style:text-properties officeooo:rsid="0014c9fc"/>
    </style:style>
    <style:style style:name="T4" style:family="text">
      <style:text-properties officeooo:rsid="001c753c"/>
    </style:style>
    <style:style style:name="T5" style:family="text">
      <style:text-properties officeooo:rsid="001d021c"/>
    </style:style>
    <style:style style:name="T6" style:family="text">
      <style:text-properties officeooo:rsid="001e5a2c"/>
    </style:style>
    <style:style style:name="T7" style:family="text">
      <style:text-properties officeooo:rsid="00203cc5"/>
    </style:style>
    <style:style style:name="T8" style:family="text">
      <style:text-properties officeooo:rsid="00236586"/>
    </style:style>
    <style:style style:name="T9" style:family="text">
      <style:text-properties officeooo:rsid="002c26d7"/>
    </style:style>
    <style:style style:name="T10" style:family="text">
      <style:text-properties officeooo:rsid="002e4fd1"/>
    </style:style>
    <style:style style:name="T11" style:family="text">
      <style:text-properties officeooo:rsid="00336ab9"/>
    </style:style>
    <style:style style:name="T12" style:family="text">
      <style:text-properties officeooo:rsid="003542ac"/>
    </style:style>
    <style:style style:name="T13" style:family="text">
      <style:text-properties officeooo:rsid="003ce0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P15" text:outline-level="1">Methods</text:h>
      <text:h text:style-name="Heading_20_2" text:outline-level="2">Encoder</text:h>
      <text:p text:style-name="P4">Our encoder architecture is <text:span text:style-name="T4">strongly</text:span> inspired by the BCNN introduced by yin2015abcnn. But instead of a classification task which is <text:span text:style-name="T6">solved</text:span> by logistic regression on the two final sentence representations we <text:span text:style-name="T5">try to train the network such that both representations are similar. This means the information needed for the decoder to produce a simple English sentence are preserved in both the simple and complex representations. </text:span>In the following section, the BCNN will be introduced and our modifications <text:span text:style-name="T4">to it are laid out. </text:span></text:p>
      <text:h text:style-name="Heading_20_3" text:outline-level="3">BCNN</text:h>
      <text:p text:style-name="P5">The BCCN proposed by \citet{yin2015abcnn} can be assigned <text:span text:style-name="T11">to </text:span>the class of Siamese Networks which contain at least two identical subnetworks <text:span text:style-name="T7">meaning they share the same parameters and weights. They use two CNNs in parallel to process two input sentences followed by a final layer which connects the two sentence representations and solves a given task. In their paper, they present the results for tasks such as Answer Selection, Paraphrase Identification and Textual Entailment. The structure can be seen in Figure 2 in </text:span>\cite<text:span text:style-name="T12">p</text:span>{yin2015abcnn} <text:span text:style-name="T12">and will be described shortly in the following section.</text:span></text:p>
      <text:p text:style-name="P16">\textbf{The input layer} consists of the word embeddings computed by Word2Vec \ FastText citep{mikolov2013efficient} where each word is represented as a 300-dimensional vector. Hence, each feature vector of a sentence is of dimension d0 x s with d0 = 300 and s = max( length(s1) , length(s2) ). </text:p>
      <text:p text:style-name="P6">\textbf{In each convolution layer<text:span text:style-name="T12">}</text:span> \textit{<text:span text:style-name="T8">wide convolution} is applied to the feature vectors such that the rightmost and leftmost words are detected by each convolution weight in W. This is achieved by padding the feature vectors with w-1 zeros and results in $ s+w $ different concatenations for convolution. Each concatenation of word embeddings can be seen as a phrase consisting of words to which convolution is applied in the following way $ p_i = tanh( W * c_i + b) where in $ W § are the convolution weights and $ b $ is the bias. </text:span></text:p>
      <text:p text:style-name="P17">\textbf{In all non-final convolution layers} \textit{ w-average pooling} (w-ap) is applied and it is defined as column-wise averaging over w consecutive columns. Taking exactly windows of w columns ensures that the dimension of the output of each layer is the same as the input dimensions because a convolution filter of width w generates for s columns s + w -1 columns. These columns are in turn transformed back to s columns. </text:p>
      <text:p text:style-name="P8"><text:span text:style-name="T8">\textbf{</text:span>In the final <text:span text:style-name="T9">convolution</text:span> layer<text:span text:style-name="T12">}</text:span> <text:span text:style-name="T12">\textit{</text:span>average pooling over all columns<text:span text:style-name="T12">}(all-ap)</text:span> is applied, generating a sentence representation with dimension 1 X 300 and thus “summarizing” the <text:span text:style-name="T12">final feature map. Besides w-ap in each non-final layer, all-ap is also applied there. Starting from the first layer operating on words, the feature maps of the following layer represents more abstract feature which resemble properties potentially meaningful to the problem. The representation obtained by all-ap on the </text:span><text:soft-page-break/><text:span text:style-name="T12">final convolution layer as well as the representations obtained by all-ap on all convolution layers are passed directly to a model which solves one of the aforementioned task. </text:span></text:p>
      <text:p text:style-name="P11">While testing out different numbers of layers \citet{yin2015abcnn} report that they achieve the best results with two convolution layers and adding more does not add any value. </text:p>
      <text:p text:style-name="P7"/>
      <text:p text:style-name="Text_20_body"/>
      <text:h text:style-name="Heading_20_3" text:outline-level="3">Modifications to the network</text:h>
      <text:p text:style-name="P9">To use the BCCN <text:span text:style-name="T10">as Encoder we had to make several adjustments to the network. First of all, we do not want to solve a task on the final sentence representations but rather take the output of the trained encoder as input to a Decoder reconstructing a simple English sentence from it. Therefore, we cannot measure the performance on that task. Our idea was to train the Encoder in such a way that it learns the features which are distinctive for a simple sentence. In other words, we want a mapping from an embedding of a simple or complex sentence to a representation which corresponds to the embedding of the simple sentence. Because we have sentence pairs with corresponding simple and complex sentences <text:s/>as well as sentence pair with random pairs from the corpus, we had to label each sentence pair with either 1 meaning they correspond or 0 meaning they do not belong together. Furthermore, we decided to start with the euclidean distance as similarity measure because it is an intuitive measure of how similar two vectors are. The optimization criterion can thus be formulated as \[</text:span></text:p>
      <text:p text:style-name="P9"><text:s text:c="3"/>crit =\begin{cases}</text:p>
      <text:p text:style-name="P9"><text:s text:c="14"/><text:span text:style-name="T13">$$</text:span> max(sim_<text:span text:style-name="T13">{eucl}</text:span>( x_1, x_2 ) \qquad if \ label = 1 <text:span text:style-name="T13">$$</text:span>\\</text:p>
      <text:p text:style-name="P9"><text:s text:c="14"/><text:span text:style-name="T13">$$</text:span> min(sim_<text:span text:style-name="T13">{eucl}</text:span>( x_1, x_2 ) \qquad if \ label = 0 <text:span text:style-name="T13">$$</text:span></text:p>
      <text:p text:style-name="P9"><text:s text:c="12"/>\end{cases}</text:p>
      <text:p text:style-name="P9">\] <text:span text:style-name="T13">where $$ x_1 $$ is the simple sentence and §§ x_2 $$ is the complex one</text:span>.</text:p>
      <text:p text:style-name="P10">While setting up the encoder we have already trained our end-to-end network (explained in the next section) <text:span text:style-name="T3">for (number @Simon) epochs </text:span>with different parameters and <text:span text:style-name="T3">observed that the </text:span>end-to-end <text:span text:style-name="T3">network does not learn anything. To improve it we switched from euclidean distance to cosine distance which is defined as (cosine formula) and ranges from 1 (same angle) to 0 (orthogonal). The intuition is that it works better in the high dimensional space of our embeddings ( $$ d_0 = 300) <text:s/>because it neglects the magnitude of the vectors but instead considers their orientation. For example, the vectors (2,5) and (4,10) have a euclidean distance of sqrt((2-4)² + (5-10)²) ~ 5.4 but a cosine distance of 1 meaning their angles are identical. <text:s/>Using the cosine similarity we could reformulate the loss function as follows: $$ crit = minimize( label( x_1, x_2 ) - sim_{cos} ( x_1, x_2) ) $$. Here, we do not need to differentiate between two cases anymore because the cosine similarity reaches from 0 to 1 and hence can compared to the label of the sentence pair. </text:span></text:p>
      <text:p text:style-name="P11"><text:soft-page-break/>The next modification we made was that we increased the number of convolution layers from two to four. We run training with models consisting of two, three and four layers and observed that four works the best there. </text:p>
      <text:h text:style-name="Heading_20_2" text:outline-level="2">Decoder</text:h>
      <text:h text:style-name="P14" text:outline-level="3">Architecture</text:h>
      <text:p text:style-name="P12"/>
      <text:p text:style-name="P2"/>
      <text:h text:style-name="Heading_20_3" text:outline-level="3">Transposed <text:span text:style-name="T1">Convolution</text:span></text:h>
      <text:p text:style-name="Text_20_body"/>
      <text:h text:style-name="Heading_20_2" text:outline-level="2">End2End Approach</text:h>
      <text:p text:style-name="P3">As alternative to <text:span text:style-name="T2">a </text:span>separate training of the encoder and decoder we tried to deploy a model which couples them into a single end-to-end model. Instead of optimizing the loss function for the encoder and decoder sequentially, the performance is only evaluated <text:span text:style-name="T3">on the final output. Because there is no intermediate optimization criterion anymore, i.e. the similarity of the output of the encoder for simple and complex sentences, we decided to take only word embedding of complex sentences as input and compared it to the embedding of the corresponding simple sentence as gold standard. We started out by using the euclidean distance (L2-norm formula) as distance measure for our word vectors as it is an intuitive measure of how close they are in vector space. After training the network for (number @Simon) epochs, we observed that the network does not learn anything. To improve our network we switched from euclidean distance to cosine distance which is defined as (cosine formula) and ranges from 1 (same angle) to 0 (orthogonal). The intuition is that it works better in the space of our embedding because it neglects the magnitude of the vectors but instead considers their orientation. For example, the vectors (2,5) and (4,10) have a euclidean distance of sqrt((2-4)² + (5-10)²) ~ 5.4 but a cosine distance of 1 meaning their angles are identical. <text:s/></text:span></text:p>
      <text:p text:style-name="P4">Nevertheless, our network did not improve and we decided to stop the end-to-end approach because we found it very hard to gain insights into the network and debug it properly. </text:p>
      <text:p text:style-name="P4">(@Simon did we try with different number of layers, how many epochs, what was the accuracy/score?)</text:p>
      <text:p text:style-name="P4">TODO: figure of end2end network</text:p>
      <text:h text:style-name="P15" text:outline-level="1"><text:soft-page-break/>Results </text:h>
      <text:h text:style-name="P15" text:outline-level="1">Discussion </text:h>
      <text:h text:style-name="P15" text:outline-level="1">Summary and Outlook</text:h>
      <text:p text:style-name="P1"/>
      <text:p text:style-name="P13">Fragen an Simon:</text:p>
      <text:p text:style-name="P13">-wie lange haben wir end2end trainiert, warum genau hat es nicht geklappt?</text:p>
      <text:p text:style-name="P13">- encoder: warum 4 layers, was war das ergebnis mit mehr oder weniger lay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18-09-12T01:06:22.525000000</dc:date>
    <meta:editing-duration>P1DT6H5M58S</meta:editing-duration>
    <meta:editing-cycles>10</meta:editing-cycles>
    <meta:document-statistic meta:table-count="0" meta:image-count="0" meta:object-count="0" meta:page-count="4" meta:paragraph-count="33" meta:word-count="1294" meta:character-count="7831" meta:non-whitespace-character-count="6517"/>
  </office:meta>
</office:document-meta>
</file>